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-width="0.252cm" draw:stroke-linejoin="bevel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28cm" svg:stroke-color="#80808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draw:fill-color="#333333" draw:textarea-horizontal-align="justify" draw:textarea-vertical-align="middle" draw:auto-grow-height="false" fo:min-height="1.114cm" fo:min-width="0cm"/>
    </style:style>
    <style:style style:name="gr5" style:family="graphic" style:parent-style-name="standard">
      <style:graphic-properties draw:stroke="none" draw:fill-color="#333333" draw:textarea-horizontal-align="justify" draw:textarea-vertical-align="middle" draw:auto-grow-height="false" fo:min-height="1.103cm" fo:min-width="0cm"/>
    </style:style>
    <style:style style:name="gr6" style:family="graphic" style:parent-style-name="standard">
      <style:graphic-properties draw:stroke="none" draw:fill-color="#333333" draw:textarea-horizontal-align="justify" draw:textarea-vertical-align="middle" draw:auto-grow-height="false" fo:min-height="1.049cm" fo:min-width="0cm"/>
    </style:style>
    <style:style style:name="gr7" style:family="graphic" style:parent-style-name="standard">
      <style:graphic-properties draw:stroke="none" draw:fill-color="#333333" draw:textarea-horizontal-align="justify" draw:textarea-vertical-align="middle" draw:auto-grow-height="false" fo:min-height="0.985cm" fo:min-width="0cm"/>
    </style:style>
    <style:style style:name="gr8" style:family="graphic" style:parent-style-name="standard">
      <style:graphic-properties draw:stroke="none" draw:fill-color="#333333" draw:textarea-horizontal-align="justify" draw:textarea-vertical-align="middle" draw:auto-grow-height="false" fo:min-height="0.898cm" fo:min-width="0cm"/>
    </style:style>
    <style:style style:name="gr9" style:family="graphic" style:parent-style-name="standard">
      <style:graphic-properties draw:stroke="none" draw:fill-color="#333333" draw:textarea-horizontal-align="justify" draw:textarea-vertical-align="middle" draw:auto-grow-height="false" fo:min-height="0.806cm" fo:min-width="0cm"/>
    </style:style>
    <style:style style:name="gr10" style:family="graphic" style:parent-style-name="standard">
      <style:graphic-properties draw:stroke="none" draw:fill-color="#333333" draw:textarea-horizontal-align="justify" draw:textarea-vertical-align="middle" draw:auto-grow-height="false" fo:min-height="0.682cm" fo:min-width="0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.553cm" fo:min-width="0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.353cm" fo:min-width="0cm"/>
    </style:style>
    <style:style style:name="gr13" style:family="graphic" style:parent-style-name="standard">
      <style:graphic-properties draw:stroke="none" draw:fill-color="#333333" draw:textarea-horizontal-align="justify" draw:textarea-vertical-align="middle" draw:auto-grow-height="false" fo:min-height="0.007cm" fo:min-width="0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.099cm" fo:min-width="0cm"/>
    </style:style>
    <style:style style:name="gr15" style:family="graphic" style:parent-style-name="standard">
      <style:graphic-properties draw:stroke="none" draw:fill-color="#333333" draw:textarea-horizontal-align="justify" draw:textarea-vertical-align="middle" draw:auto-grow-height="false" fo:min-height="0.175cm" fo:min-width="0cm"/>
    </style:style>
    <style:style style:name="gr16" style:family="graphic" style:parent-style-name="standard">
      <style:graphic-properties draw:stroke="none" draw:fill-color="#333333" draw:textarea-horizontal-align="justify" draw:textarea-vertical-align="middle" draw:auto-grow-height="false" fo:min-height="0.234cm" fo:min-width="0cm"/>
    </style:style>
    <style:style style:name="gr17" style:family="graphic" style:parent-style-name="standard">
      <style:graphic-properties draw:stroke="none" draw:fill-color="#333333" draw:textarea-horizontal-align="justify" draw:textarea-vertical-align="middle" draw:auto-grow-height="false" fo:min-height="0.239cm" fo:min-width="0cm"/>
    </style:style>
    <style:style style:name="gr18" style:family="graphic" style:parent-style-name="standard">
      <style:graphic-properties draw:stroke="none" draw:fill-color="#333333" draw:textarea-horizontal-align="justify" draw:textarea-vertical-align="middle" draw:auto-grow-height="false" fo:min-height="0.229cm" fo:min-width="0cm"/>
    </style:style>
    <style:style style:name="gr19" style:family="graphic" style:parent-style-name="standard">
      <style:graphic-properties draw:stroke="none" draw:fill-color="#333333" draw:textarea-horizontal-align="justify" draw:textarea-vertical-align="middle" draw:auto-grow-height="false" fo:min-height="0.202cm" fo:min-width="0cm"/>
    </style:style>
    <style:style style:name="gr20" style:family="graphic" style:parent-style-name="standard">
      <style:graphic-properties draw:stroke="none" draw:fill-color="#333333" draw:textarea-horizontal-align="justify" draw:textarea-vertical-align="middle" draw:auto-grow-height="false" fo:min-height="0.185cm" fo:min-width="0cm"/>
    </style:style>
    <style:style style:name="gr21" style:family="graphic" style:parent-style-name="standard">
      <style:graphic-properties draw:stroke="none" draw:fill-color="#333333" draw:textarea-horizontal-align="justify" draw:textarea-vertical-align="middle" draw:auto-grow-height="false" fo:min-height="0.104cm" fo:min-width="0cm"/>
    </style:style>
    <style:style style:name="gr22" style:family="graphic" style:parent-style-name="standard">
      <style:graphic-properties draw:stroke="none" draw:fill-color="#333333" draw:textarea-horizontal-align="justify" draw:textarea-vertical-align="middle" draw:auto-grow-height="false" fo:min-height="2.432cm" fo:min-width="0cm"/>
    </style:style>
    <style:style style:name="gr23" style:family="graphic" style:parent-style-name="standard">
      <style:graphic-properties draw:stroke="none" draw:fill-color="#333333" draw:textarea-horizontal-align="justify" draw:textarea-vertical-align="middle" draw:auto-grow-height="false" fo:min-height="2.258cm" fo:min-width="0cm"/>
    </style:style>
    <style:style style:name="gr24" style:family="graphic" style:parent-style-name="standard">
      <style:graphic-properties draw:stroke="none" draw:fill-color="#333333" draw:textarea-horizontal-align="justify" draw:textarea-vertical-align="middle" draw:auto-grow-height="false" fo:min-height="1.831cm" fo:min-width="0cm"/>
    </style:style>
    <style:style style:name="gr25" style:family="graphic" style:parent-style-name="standard">
      <style:graphic-properties draw:stroke="none" draw:fill-color="#333333" draw:textarea-horizontal-align="justify" draw:textarea-vertical-align="middle" draw:auto-grow-height="false" fo:min-height="1.206cm" fo:min-width="0cm"/>
    </style:style>
    <style:style style:name="gr26" style:family="graphic" style:parent-style-name="standard">
      <style:graphic-properties draw:stroke="none" draw:fill-color="#333333" draw:textarea-horizontal-align="justify" draw:textarea-vertical-align="middle" draw:auto-grow-height="false" fo:min-height="0.827cm" fo:min-width="0cm"/>
    </style:style>
    <style:style style:name="gr27" style:family="graphic" style:parent-style-name="standard">
      <style:graphic-properties draw:stroke="none" draw:fill-color="#333333" draw:textarea-horizontal-align="justify" draw:textarea-vertical-align="middle" draw:auto-grow-height="false" fo:min-height="1.194cm" fo:min-width="0cm"/>
    </style:style>
    <style:style style:name="gr28" style:family="graphic" style:parent-style-name="standard">
      <style:graphic-properties draw:stroke="none" draw:fill-color="#333333" draw:textarea-horizontal-align="justify" draw:textarea-vertical-align="middle" draw:auto-grow-height="false" fo:min-height="1.212cm" fo:min-width="0cm"/>
    </style:style>
    <style:style style:name="gr29" style:family="graphic" style:parent-style-name="standard">
      <style:graphic-properties draw:stroke="none" draw:fill-color="#333333" draw:textarea-horizontal-align="justify" draw:textarea-vertical-align="middle" draw:auto-grow-height="false" fo:min-height="0.929cm" fo:min-width="0cm"/>
    </style:style>
    <style:style style:name="gr30" style:family="graphic" style:parent-style-name="standard">
      <style:graphic-properties draw:stroke="none" draw:fill-color="#333333" draw:textarea-horizontal-align="justify" draw:textarea-vertical-align="middle" draw:auto-grow-height="false" fo:min-height="0.189cm" fo:min-width="0cm"/>
    </style:style>
    <style:style style:name="gr31" style:family="graphic" style:parent-style-name="standard">
      <style:graphic-properties draw:stroke="none" draw:fill-color="#333333" draw:textarea-horizontal-align="justify" draw:textarea-vertical-align="middle" draw:auto-grow-height="false" fo:min-height="0.496cm" fo:min-width="0cm"/>
    </style:style>
    <style:style style:name="gr32" style:family="graphic" style:parent-style-name="standard">
      <style:graphic-properties draw:stroke="none" draw:fill-color="#333333" draw:textarea-horizontal-align="justify" draw:textarea-vertical-align="middle" draw:auto-grow-height="false" fo:min-height="0.695cm" fo:min-width="0cm"/>
    </style:style>
    <style:style style:name="gr33" style:family="graphic" style:parent-style-name="standard">
      <style:graphic-properties draw:stroke="none" draw:fill-color="#333333" draw:textarea-horizontal-align="justify" draw:textarea-vertical-align="middle" draw:auto-grow-height="false" fo:min-height="0.562cm" fo:min-width="0cm"/>
    </style:style>
    <style:style style:name="gr3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0cm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4cm" svg:y1="4.9cm" svg:x2="1.4cm" svg:y2="1.4cm">
          <text:p/>
        </draw:line>
        <draw:line draw:style-name="gr1" draw:text-style-name="P1" draw:layer="layout" svg:x1="7cm" svg:y1="4.9cm" svg:x2="1.4cm" svg:y2="4.9cm">
          <text:p/>
        </draw:line>
        <draw:line draw:style-name="gr1" draw:text-style-name="P1" draw:layer="layout" svg:x1="8.05cm" svg:y1="4.9cm" svg:x2="8.05cm" svg:y2="1.4cm">
          <text:p/>
        </draw:line>
        <draw:line draw:style-name="gr1" draw:text-style-name="P1" draw:layer="layout" svg:x1="13.65cm" svg:y1="4.9cm" svg:x2="8.05cm" svg:y2="4.9cm">
          <text:p/>
        </draw:line>
        <draw:custom-shape draw:style-name="gr2" draw:text-style-name="P2" draw:layer="layout" svg:width="0.175cm" svg:height="0.35cm" svg:x="1.31cm" svg:y="1.0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175cm" svg:height="0.35cm" draw:transform="rotate (-1.5707963267949) translate (7.348cm 4.8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175cm" svg:height="0.35cm" svg:x="7.962cm" svg:y="1.0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175cm" svg:height="0.35cm" draw:transform="rotate (-1.5707963267949) translate (14cm 4.8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3" draw:text-style-name="P1" draw:layer="layout" svg:width="3.021cm" svg:height="0.816cm" draw:transform="rotate (-0.235968514869633) translate (1.44089336442779cm 3.3798352766567cm)" svg:viewBox="0 0 3022 817" svg:d="M0 124c1411-316 2869-6 3022 693">
          <text:p/>
        </draw:path>
        <draw:path draw:style-name="gr3" draw:text-style-name="P1" draw:layer="layout" svg:width="2.387cm" svg:height="1.657cm" draw:transform="rotate (0.683820000931378) translate (4.13046827971621cm 4.82768490214364cm)" svg:viewBox="0 0 2388 1658" svg:d="M0 110c439-558 2329 1168 2388 1548">
          <text:p/>
        </draw:path>
        <draw:custom-shape draw:style-name="gr4" draw:text-style-name="P3" draw:layer="layout" svg:width="0.121cm" svg:height="1.364cm" svg:x="1.571cm" svg:y="3.5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121cm" svg:height="1.353cm" svg:x="1.819cm" svg:y="3.5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21cm" svg:height="1.299cm" svg:x="2.103cm" svg:y="3.5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121cm" svg:height="1.235cm" svg:x="2.402cm" svg:y="3.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121cm" svg:height="1.148cm" svg:x="2.695cm" svg:y="3.7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121cm" svg:height="1.056cm" svg:x="2.979cm" svg:y="3.83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121cm" svg:height="0.932cm" svg:x="3.266cm" svg:y="3.9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121cm" svg:height="0.803cm" svg:x="3.544cm" svg:y="4.0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121cm" svg:height="0.603cm" svg:x="3.806cm" svg:y="4.29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121cm" svg:height="0.257cm" svg:x="4.407cm" svg:y="4.6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121cm" svg:height="0.349cm" svg:x="4.655cm" svg:y="4.54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121cm" svg:height="0.425cm" svg:x="4.939cm" svg:y="4.4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121cm" svg:height="0.484cm" svg:x="5.238cm" svg:y="4.41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121cm" svg:height="0.489cm" svg:x="5.531cm" svg:y="4.40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121cm" svg:height="0.479cm" svg:x="5.815cm" svg:y="4.4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121cm" svg:height="0.452cm" svg:x="6.102cm" svg:y="4.44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121cm" svg:height="0.435cm" svg:x="6.38cm" svg:y="4.4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121cm" svg:height="0.354cm" svg:x="6.642cm" svg:y="4.54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121cm" svg:height="2.682cm" svg:x="8.205cm" svg:y="2.2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0.121cm" svg:height="2.508cm" svg:x="8.453cm" svg:y="2.38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0.121cm" svg:height="2.081cm" svg:x="8.737cm" svg:y="2.8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0.121cm" svg:height="1.456cm" svg:x="9.036cm" svg:y="3.4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0.121cm" svg:height="1.077cm" svg:x="9.613cm" svg:y="3.8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121cm" svg:height="1.444cm" svg:x="9.9cm" svg:y="3.45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0.121cm" svg:height="1.462cm" svg:x="10.178cm" svg:y="3.4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121cm" svg:height="1.179cm" svg:x="10.44cm" svg:y="3.71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0.121cm" svg:height="0.439cm" svg:x="11.041cm" svg:y="4.45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121cm" svg:height="0.746cm" svg:x="11.289cm" svg:y="4.14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0.121cm" svg:height="0.945cm" svg:x="11.573cm" svg:y="3.9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0.121cm" svg:height="0.812cm" svg:x="11.872cm" svg:y="4.08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0.121cm" svg:height="0.175cm" svg:x="12.165cm" svg:y="4.72cm">
          <text:p/>
          <draw:enhanced-geometry svg:viewBox="0 0 21600 21600" draw:type="rectangle" draw:enhanced-path="M 0 0 L 21600 0 21600 21600 0 21600 0 0 Z N"/>
        </draw:custom-shape>
        <draw:path draw:style-name="gr35" draw:text-style-name="P1" draw:layer="layout" svg:width="1.349cm" svg:height="2.82cm" draw:transform="rotate (0.0204203522483337) translate (8.03499999997474cm 2.10199999876328cm)" svg:viewBox="0 0 1350 2821" svg:d="M0 0c683 0 1347 1574 1350 2821">
          <text:p/>
        </draw:path>
        <draw:path draw:style-name="gr35" draw:text-style-name="P1" draw:layer="layout" svg:width="1.54cm" svg:height="1.459cm" draw:transform="rotate (1.58109376938166) translate (9.45615480902083cm 4.91003320340365cm)" svg:viewBox="0 0 1541 1460" svg:d="M15 0c1269 0 1520 423 1526 720s-559 689-1541 740">
          <text:p/>
        </draw:path>
        <draw:path draw:style-name="gr35" draw:text-style-name="P1" draw:layer="layout" svg:width="0.97cm" svg:height="1.459cm" draw:transform="rotate (1.58109376938166) translate (10.9231548090208cm 4.91003320340365cm)" svg:viewBox="0 0 971 1460" svg:d="M15 0c535 130 950 438 956 735 5 297-403 543-971 725">
          <text:p/>
        </draw:path>
        <draw:frame draw:style-name="gr36" draw:text-style-name="P4" draw:layer="layout" svg:width="0.564cm" svg:height="0.53cm" svg:x="1.509cm" svg:y="0.88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6" draw:text-style-name="P4" draw:layer="layout" svg:width="0.564cm" svg:height="0.53cm" svg:x="8.209cm" svg:y="0.88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6" draw:text-style-name="P4" draw:layer="layout" svg:width="2.207cm" svg:height="0.47cm" svg:x="3.313cm" svg:y="5.1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6" draw:text-style-name="P4" draw:layer="layout" svg:width="2.211cm" svg:height="0.47cm" svg:x="10.099cm" svg:y="5.0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2T07:10:20.545000000</meta:creation-date>
    <dc:date>2021-09-22T07:28:17.730000000</dc:date>
    <meta:editing-duration>PT2M34S</meta:editing-duration>
    <meta:editing-cycles>3</meta:editing-cycles>
    <meta:generator>LibreOffice/7.1.0.3$Windows_X86_64 LibreOffice_project/f6099ecf3d29644b5008cc8f48f42f4a40986e4c</meta:generator>
    <meta:document-statistic meta:object-count="48"/>
  </office:meta>
</office:document-meta>
</file>

<file path=Object 1/content.xml><?xml version="1.0" encoding="utf-8"?>
<math xmlns="http://www.w3.org/1998/Math/MathML" display="block">
  <semantics>
    <msub>
      <mi>a</mi>
      <mi>n</mi>
    </msub>
    <annotation encoding="StarMath 5.0">a_n
</annotation>
  </semantics>
</math>
</file>

<file path=Object 2/content.xml><?xml version="1.0" encoding="utf-8"?>
<math xmlns="http://www.w3.org/1998/Math/MathML" display="block">
  <semantics>
    <msub>
      <mi>a</mi>
      <mi>n</mi>
    </msub>
    <annotation encoding="StarMath 5.0">a_n
</annotation>
  </semantics>
</math>
</file>

<file path=Object 3/content.xml><?xml version="1.0" encoding="utf-8"?>
<math xmlns="http://www.w3.org/1998/Math/MathML" display="block">
  <semantics>
    <mrow>
      <mrow>
        <mi>τ</mi>
        <mo stretchy="false">=</mo>
        <mn>100</mn>
      </mrow>
      <mi mathvariant="italic">мкс</mi>
    </mrow>
    <annotation encoding="StarMath 5.0">%tau = 100 мкс</annotation>
  </semantics>
</math>
</file>

<file path=Object 4/content.xml><?xml version="1.0" encoding="utf-8"?>
<math xmlns="http://www.w3.org/1998/Math/MathML" display="block">
  <semantics>
    <mrow>
      <mrow>
        <mi>τ</mi>
        <mo stretchy="false">=</mo>
        <mn>200</mn>
      </mrow>
      <mi mathvariant="italic">мкс</mi>
    </mrow>
    <annotation encoding="StarMath 5.0">%tau = 200 мкс</annotation>
  </semantics>
</math>
</file>